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2" style:family="paragraph" style:parent-style-name="Standard" style:master-page-name="Landscape">
      <style:paragraph-properties fo:text-align="center" style:justify-single-word="false" style:page-number="auto"/>
      <style:text-properties fo:font-size="48pt" style:font-size-asian="48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Data Handling for Researchers</text:p>
      <text:p text:style-name="P1"/>
      <text:p text:style-name="P1">Room 3.34</text:p>
      <text:p text:style-name="P1"/>
      <text:p text:style-name="P1">10 am – 3p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cobs</meta:initial-creator>
    <meta:creation-date>2014-03-02T22:54:26</meta:creation-date>
    <dc:date>2014-03-02T22:57:17</dc:date>
    <dc:creator>Christian Jacobs</dc:creator>
    <meta:editing-duration>P0D</meta:editing-duration>
    <meta:editing-cycles>1</meta:editing-cycles>
    <meta:document-statistic meta:table-count="0" meta:image-count="0" meta:object-count="0" meta:page-count="1" meta:paragraph-count="3" meta:word-count="10" meta:character-count="49" meta:non-whitespace-character-count="42"/>
    <meta:generator>LibreOffice/3.5$Linux_x86 LibreOffice_project/350m1$Build-2</meta:generator>
  </office:meta>
</office:document-meta>
</file>